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Gradient_20_7" draw:fill-hatch-name="Black_20_0_20_Degrees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stroke="none" svg:stroke-color="#000000" draw:fill="none" draw:fill-color="#ffffff" fo:min-height="0.213cm"/>
    </style:style>
    <style:style style:name="gr8" style:family="graphic" style:parent-style-name="standard">
      <style:graphic-properties draw:stroke="none" svg:stroke-color="#000000" draw:fill="none" draw:fill-color="#ffffff" fo:min-height="0.676cm"/>
    </style:style>
    <style:style style:name="gr9" style:family="graphic" style:parent-style-name="standard">
      <style:graphic-properties draw:stroke="none" svg:stroke-color="#000000" draw:fill="none" draw:fill-color="#ffffff" fo:min-height="6.137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10cm" svg:x2="26.5cm" svg:y2="10cm">
          <text:p/>
        </draw:line>
        <draw:custom-shape draw:style-name="gr2" draw:text-style-name="P1" draw:layer="layout" svg:width="25cm" svg:height="1.5cm" svg:x="2cm" svg:y="2.5cm">
          <text:p text:style-name="P1">Denkprozesse</text:p>
          <draw:enhanced-geometry svg:viewBox="0 0 21600 21600" draw:text-areas="0 ?f0 ?f5 ?f2" draw:type="right-arrow" draw:modifiers="20722.2111115555 5151.765489673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5cm" svg:height="1.5cm" svg:x="2cm" svg:y="8cm">
          <text:p text:style-name="P1">Körperbewegung</text:p>
          <draw:enhanced-geometry svg:viewBox="0 0 21600 21600" draw:text-areas="0 ?f0 ?f5 ?f2" draw:type="right-arrow" draw:modifiers="20722.2111115555 5151.765489673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2cm" svg:height="1.5cm" svg:x="5cm" svg:y="6.2cm">
          <text:p text:style-name="P1">Symbole</text:p>
          <draw:enhanced-geometry svg:viewBox="0 0 21600 21600" draw:text-areas="0 ?f0 ?f5 ?f2" draw:type="right-arrow" draw:modifiers="20722.2111115555 5151.765489673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8.5cm" svg:height="1.5cm" svg:x="8.5cm" svg:y="4.4cm">
          <text:p text:style-name="P1">Regeln</text:p>
          <draw:enhanced-geometry svg:viewBox="0 0 21600 21600" draw:text-areas="0 ?f0 ?f5 ?f2" draw:type="right-arrow" draw:modifiers="20722.2111115555 5151.765489673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2cm" svg:y1="10.5cm" svg:x2="2cm" svg:y2="2cm">
          <text:p/>
        </draw:line>
        <draw:frame draw:style-name="gr5" draw:layer="layout" svg:width="1cm" svg:height="1.25cm" svg:x="2cm" svg:y="10.5cm">
          <draw:text-box>
            <text:p>0</text:p>
          </draw:text-box>
        </draw:frame>
        <draw:line draw:style-name="gr4" draw:text-style-name="P1" draw:layer="layout" svg:x1="5cm" svg:y1="10cm" svg:x2="5cm" svg:y2="18cm">
          <text:p/>
        </draw:line>
        <draw:frame draw:style-name="gr6" draw:layer="layout" svg:width="1.5cm" svg:height="0.963cm" svg:x="5cm" svg:y="10.537cm">
          <draw:text-box>
            <text:p text:style-name="P2">1½ </text:p>
          </draw:text-box>
        </draw:frame>
        <draw:line draw:style-name="gr4" draw:text-style-name="P1" draw:layer="layout" svg:x1="8cm" svg:y1="10cm" svg:x2="8cm" svg:y2="17cm">
          <text:p/>
        </draw:line>
        <draw:frame draw:style-name="gr6" draw:layer="layout" svg:width="1.5cm" svg:height="0.963cm" svg:x="8cm" svg:y="10.5cm">
          <draw:text-box>
            <text:p text:style-name="P2">3 </text:p>
          </draw:text-box>
        </draw:frame>
        <draw:frame draw:style-name="gr7" draw:text-style-name="P2" draw:layer="layout" svg:width="3.5cm" svg:height="0.963cm" svg:x="5cm" svg:y="17.037cm">
          <draw:text-box>
            <text:p text:style-name="P2">Tun als ob</text:p>
          </draw:text-box>
        </draw:frame>
        <draw:frame draw:style-name="gr7" draw:text-style-name="P2" draw:layer="layout" svg:width="4.5cm" svg:height="0.963cm" svg:x="8cm" svg:y="16cm">
          <draw:text-box>
            <text:p text:style-name="P2">Rollenspiele</text:p>
          </draw:text-box>
        </draw:frame>
        <draw:line draw:style-name="gr4" draw:text-style-name="P1" draw:layer="layout" svg:x1="11cm" svg:y1="10cm" svg:x2="11cm" svg:y2="15.768cm">
          <text:p/>
        </draw:line>
        <draw:frame draw:style-name="gr8" draw:text-style-name="P2" draw:layer="layout" svg:width="3.5cm" svg:height="1.675cm" svg:x="11cm" svg:y="14.325cm">
          <draw:text-box>
            <text:p text:style-name="P2">Phanta-sierollen</text:p>
          </draw:text-box>
        </draw:frame>
        <draw:frame draw:style-name="gr6" draw:layer="layout" svg:width="1.5cm" svg:height="0.963cm" svg:x="11cm" svg:y="10.537cm">
          <draw:text-box>
            <text:p text:style-name="P2">4½ </text:p>
          </draw:text-box>
        </draw:frame>
        <draw:line draw:style-name="gr4" draw:text-style-name="P1" draw:layer="layout" svg:x1="14cm" svg:y1="10cm" svg:x2="14cm" svg:y2="18cm">
          <text:p/>
        </draw:line>
        <draw:frame draw:style-name="gr8" draw:text-style-name="P2" draw:layer="layout" svg:width="5cm" svg:height="2.387cm" svg:x="14cm" svg:y="16.525cm">
          <draw:text-box>
            <text:p text:style-name="P2">Perspektiven-wechsel. Was sieht Partner?</text:p>
          </draw:text-box>
        </draw:frame>
        <draw:frame draw:style-name="gr6" draw:layer="layout" svg:width="1.5cm" svg:height="0.963cm" svg:x="14cm" svg:y="10.537cm">
          <draw:text-box>
            <text:p text:style-name="P2">6 </text:p>
          </draw:text-box>
        </draw:frame>
        <draw:line draw:style-name="gr4" draw:text-style-name="P1" draw:layer="layout" svg:x1="18cm" svg:y1="10cm" svg:x2="18cm" svg:y2="16.5cm">
          <text:p/>
        </draw:line>
        <draw:frame draw:style-name="gr8" draw:text-style-name="P2" draw:layer="layout" svg:width="4cm" svg:height="2.387cm" svg:x="18cm" svg:y="14.325cm">
          <draw:text-box>
            <text:p text:style-name="P2">Wissen um das Wissen anderer</text:p>
          </draw:text-box>
        </draw:frame>
        <draw:frame draw:style-name="gr6" draw:layer="layout" svg:width="1.5cm" svg:height="0.963cm" svg:x="18cm" svg:y="10.537cm">
          <draw:text-box>
            <text:p text:style-name="P2">8 </text:p>
          </draw:text-box>
        </draw:frame>
        <draw:line draw:style-name="gr4" draw:text-style-name="P1" draw:layer="layout" svg:x1="22cm" svg:y1="10cm" svg:x2="22cm" svg:y2="16.5cm">
          <text:p/>
        </draw:line>
        <draw:frame draw:style-name="gr9" draw:text-style-name="P2" draw:layer="layout" svg:width="6.7cm" svg:height="6.387cm" svg:x="22cm" svg:y="12.613cm">
          <draw:text-box>
            <text:p text:style-name="P2">Flexible Koordination der eigenen Spielhandlungen mit Blick auf die Perspektiven aller Mitspieler.</text:p>
          </draw:text-box>
        </draw:frame>
        <draw:frame draw:style-name="gr6" draw:layer="layout" svg:width="1.5cm" svg:height="0.963cm" svg:x="22cm" svg:y="10.537cm">
          <draw:text-box>
            <text:p text:style-name="P2">10</text:p>
          </draw:text-box>
        </draw:frame>
        <draw:frame draw:style-name="gr6" draw:layer="layout" svg:width="2.7cm" svg:height="0.963cm" svg:x="26cm" svg:y="10.538cm">
          <draw:text-box>
            <text:p text:style-name="P2">Jah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ff00" draw:end-color="#ffffff" draw:start-intensity="100%" draw:end-intensity="100%" draw:angle="2700" draw:border="0%"/>
    <draw:gradient draw:name="Gradient_20_8" draw:display-name="Gradient 8" draw:style="linear" draw:start-color="#00ff00" draw:end-color="#ffffff" draw:start-intensity="100%" draw:end-intensity="100%" draw:angle="90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irka Dell'Oro-Friedl</meta:initial-creator>
    <meta:creation-date>2013-09-18T13:46:38.07</meta:creation-date>
    <dc:date>2013-09-18T15:07:28.13</dc:date>
    <dc:creator>Jirka Dell'Oro-Friedl</dc:creator>
    <meta:editing-duration>PT1H20M47S</meta:editing-duration>
    <meta:editing-cycles>8</meta:editing-cycles>
    <meta:generator>OpenOffice.org/3.3$Win32 OpenOffice.org_project/330m20$Build-9567</meta:generator>
    <meta:document-statistic meta:object-count="26"/>
  </office:meta>
</office:document-meta>
</file>